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double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double_private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riteAsArray_double_privat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riteAsArray_double_private.test_error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riteAsArray_double_private.test_error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